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2.01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85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ta1" style:family="table" style:master-page-name="PageStyle_5f_Business_20_Service">
      <style:table-properties table:display="true" style:writing-mode="lr-tb"/>
    </style:style>
    <style:style style:name="ta2" style:family="table" style:master-page-name="PageStyle_5f_Function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0033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0033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0033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6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3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9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9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2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2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68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siness Servic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5" table:default-cell-style-name="ce4"/>
        <table:table-column table:style-name="co6" table:number-columns-repeated="1013" table:default-cell-style-name="ce4"/>
        <table:table-row table:style-name="ro1">
          <table:table-cell table:style-name="ce1" office:value-type="string" table:number-columns-spanned="4" table:number-rows-spanned="1">
            <text:p>Business Service (Core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04cm" svg:height="1.781cm" svg:x="2.487cm" svg:y="0.771cm" draw:caption-point-x="-0.35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205cm" svg:y="0.771cm" draw:caption-point-x="-0.35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04cm" svg:height="1.781cm" svg:x="16.714cm" svg:y="0.771cm" draw:caption-point-x="-0.35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6cm" svg:height="3.361cm" svg:x="22.209cm" svg:y="0.771cm" draw:caption-point-x="-0.35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283cm" svg:height="1.781cm" svg:x="27.035cm" svg:y="0.771cm" draw:caption-point-x="-0.35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3" draw:text-style-name="P1" svg:width="2.891cm" svg:height="1.386cm" svg:x="28.843cm" svg:y="0.771cm" draw:caption-point-x="-0.373cm" draw:caption-point-y="0.398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6" draw:text-style-name="P1" svg:width="4.047cm" svg:height="2.966cm" svg:x="31.778cm" svg:y="0.771cm" draw:caption-point-x="-0.35cm" draw:caption-point-y="0.398cm">
              <dc:creator>AJ</dc:creator>
              <dc:date>2010-04-22T00:00:00</dc:date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7" draw:text-style-name="P1" svg:width="3.458cm" svg:height="1.781cm" svg:x="34.735cm" svg:y="0.771cm" draw:caption-point-x="-0.35cm" draw:caption-point-y="0.398cm">
              <dc:creator>AJ</dc:creator>
              <dc:date>2010-04-22T00:00:00</dc:date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3.457cm" svg:height="1.386cm" svg:x="37.693cm" svg:y="0.771cm" draw:caption-point-x="-0.35cm" draw:caption-point-y="0.398cm">
              <dc:creator>AJ</dc:creator>
              <dc:date>2010-04-22T00:00:00</dc:date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8" draw:text-style-name="P1" svg:width="3.458cm" svg:height="1.386cm" svg:x="40.65cm" svg:y="0.771cm" draw:caption-point-x="-0.35cm" draw:caption-point-y="0.398cm">
              <dc:creator>AJ</dc:creator>
              <dc:date>2010-04-22T00:00:00</dc:date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2" draw:text-style-name="P1" svg:width="3.572cm" svg:height="1.386cm" svg:x="43.608cm" svg:y="0.771cm" draw:caption-point-x="-0.35cm" draw:caption-point-y="0.398cm">
              <dc:creator>AJ</dc:creator>
              <dc:date>2010-04-22T00:00:00</dc:date>
              <text:p text:style-name="P1">Date when the standard was/will be retired.</text:p>
            </office:annotation>
            <text:p>Retire Date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>
            <text:p>BA_SVC_01</text:p>
          </table:table-cell>
          <table:table-cell table:style-name="ce3"/>
          <table:table-cell table:style-name="ce6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2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3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4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5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6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7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8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09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7"/>
          <table:table-cell table:number-columns-repeated="1013"/>
        </table:table-row>
        <table:table-row table:style-name="ro4">
          <table:table-cell table:style-name="ce3" office:value-type="string">
            <text:p>BA_SVC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7"/>
          <table:table-cell table:number-columns-repeated="1013"/>
        </table:table-row>
        <table:table-row table:style-name="ro4">
          <table:table-cell table:style-name="ce3" office:value-type="string">
            <text:p>BA_SVC_12</text:p>
          </table:table-cell>
          <table:table-cell table:style-name="ce3"/>
          <table:table-cell table:style-name="ce10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3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4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5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6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7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8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19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SVC_20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" table:style-name="ta2" table:print="false">
        <table:table-column table:style-name="co8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4"/>
        <table:table-column table:style-name="co6" table:default-cell-style-name="ce4"/>
        <table:table-column table:style-name="co7" table:number-columns-repeated="5" table:default-cell-style-name="ce4"/>
        <table:table-column table:style-name="co6" table:number-columns-repeated="1013" table:default-cell-style-name="ce4"/>
        <table:table-row table:style-name="ro1">
          <table:table-cell table:style-name="ce1" office:value-type="string" table:number-columns-spanned="4" table:number-rows-spanned="1">
            <text:p>Function (Core)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>
            <office:annotation draw:style-name="gr1" draw:text-style-name="P1" svg:width="2.904cm" svg:height="1.781cm" svg:x="2.462cm" svg:y="0.771cm" draw:caption-point-x="-0.464cm" draw:caption-point-y="0.398cm">
              <dc:creator>AJ</dc:creator>
              <dc:date>2010-04-22T00:00:00</dc:date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2" draw:text-style-name="P1" svg:width="2.337cm" svg:height="1.781cm" svg:x="8.18cm" svg:y="0.771cm" draw:caption-point-x="-0.464cm" draw:caption-point-y="0.398cm">
              <dc:creator>AJ</dc:creator>
              <dc:date>2010-04-22T00:00:00</dc:date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3" draw:text-style-name="P1" svg:width="2.904cm" svg:height="1.781cm" svg:x="16.689cm" svg:y="0.771cm" draw:caption-point-x="-0.464cm" draw:caption-point-y="0.398cm">
              <dc:creator>AJ</dc:creator>
              <dc:date>2010-04-22T00:00:00</dc:date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4" draw:text-style-name="P1" svg:width="2.359cm" svg:height="3.361cm" svg:x="22.184cm" svg:y="0.771cm" draw:caption-point-x="-0.464cm" draw:caption-point-y="0.398cm">
              <dc:creator>AJ</dc:creator>
              <dc:date>2010-04-22T00:00:00</dc:date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5" draw:text-style-name="P1" svg:width="3.283cm" svg:height="1.781cm" svg:x="27.01cm" svg:y="0.771cm" draw:caption-point-x="-0.464cm" draw:caption-point-y="0.398cm">
              <dc:creator>AJ</dc:creator>
              <dc:date>2010-04-22T00:00:00</dc:date>
              <text:p text:style-name="P1">Location from where the</text:p>
              <text:p text:style-name="P1">information was collected.</text:p>
            </office:annotation>
            <text:p>Source</text:p>
          </table:table-cell>
          <table:table-cell table:style-name="ce11" office:value-type="string">
            <office:annotation draw:style-name="gr3" draw:text-style-name="P1" svg:width="2.891cm" svg:height="1.386cm" svg:x="28.817cm" svg:y="0.771cm" draw:caption-point-x="-0.486cm" draw:caption-point-y="0.398cm">
              <dc:creator>AJ</dc:creator>
              <dc:date>2010-04-22T00:00:00</dc:date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6" draw:text-style-name="P1" svg:width="4.046cm" svg:height="2.966cm" svg:x="31.753cm" svg:y="0.771cm" draw:caption-point-x="-0.464cm" draw:caption-point-y="0.398cm">
              <dc:creator>AJ</dc:creator>
              <dc:date>2010-04-22T00:00:00</dc:date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7" draw:text-style-name="P1" svg:width="3.458cm" svg:height="1.781cm" svg:x="34.71cm" svg:y="0.771cm" draw:caption-point-x="-0.464cm" draw:caption-point-y="0.398cm">
              <dc:creator>AJ</dc:creator>
              <dc:date>2010-04-22T00:00:00</dc:date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3.457cm" svg:height="1.386cm" svg:x="37.668cm" svg:y="0.771cm" draw:caption-point-x="-0.464cm" draw:caption-point-y="0.398cm">
              <dc:creator>AJ</dc:creator>
              <dc:date>2010-04-22T00:00:00</dc:date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8" draw:text-style-name="P1" svg:width="3.458cm" svg:height="1.386cm" svg:x="40.625cm" svg:y="0.771cm" draw:caption-point-x="-0.464cm" draw:caption-point-y="0.398cm">
              <dc:creator>AJ</dc:creator>
              <dc:date>2010-04-22T00:00:00</dc:date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2" draw:text-style-name="P1" svg:width="3.572cm" svg:height="1.386cm" svg:x="43.583cm" svg:y="0.771cm" draw:caption-point-x="-0.464cm" draw:caption-point-y="0.398cm">
              <dc:creator>AJ</dc:creator>
              <dc:date>2010-04-22T00:00:00</dc:date>
              <text:p text:style-name="P1">Date when the standard was/will be retired.</text:p>
            </office:annotation>
            <text:p>Retire Date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>
            <text:p>BA_FCT_01</text:p>
          </table:table-cell>
          <table:table-cell table:style-name="ce3"/>
          <table:table-cell table:style-name="ce6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2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3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4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5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6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7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8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09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0</text:p>
          </table:table-cell>
          <table:table-cell table:style-name="ce3"/>
          <table:table-cell table:style-name="ce8"/>
          <table:table-cell table:style-name="ce13"/>
          <table:table-cell table:style-name="ce12" table:number-columns-repeated="7"/>
          <table:table-cell table:number-columns-repeated="1013"/>
        </table:table-row>
        <table:table-row table:style-name="ro4">
          <table:table-cell table:style-name="ce3" office:value-type="string">
            <text:p>BA_FCT_11</text:p>
          </table:table-cell>
          <table:table-cell table:style-name="ce3"/>
          <table:table-cell table:style-name="ce9"/>
          <table:table-cell table:style-name="ce14"/>
          <table:table-cell table:style-name="ce12" table:number-columns-repeated="7"/>
          <table:table-cell table:number-columns-repeated="1013"/>
        </table:table-row>
        <table:table-row table:style-name="ro4">
          <table:table-cell table:style-name="ce3" office:value-type="string">
            <text:p>BA_FCT_12</text:p>
          </table:table-cell>
          <table:table-cell table:style-name="ce3"/>
          <table:table-cell table:style-name="ce10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3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4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5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6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7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8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19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BA_FCT_20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3cm" fo:margin-left="1.7cm" fo:margin-right="1.7cm" style:print-page-order="ttb" style:first-page-number="continue" style:scale-to-X="1" style:scale-to-Y="4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siness_20_Service" style:display-name="PageStyle_Business Ser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" style:display-name="PageStyle_Fun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64" meta:object-count="0"/>
    <meta:generator>OpenOffice.org/3.2$Unix OpenOffice.org_project/320m12$Build-9483</meta:generator>
  </office:meta>
</office:document-meta>
</file>